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xception.Buil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Build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xception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Buil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Buil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ildException.printStackTrace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ildException.printStackTrace( PrintWriter 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ildException.BuildException( String msg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xception.Build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xception.setLocation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xception.BuildException(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